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auto-grow-height="true" fo:min-height="13.8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olução de CRM Online</text:p>
          </draw:text-box>
        </draw:frame>
        <draw:frame presentation:style-name="pr2" draw:layer="layout" svg:width="25.199cm" svg:height="13.609cm" svg:x="2cm" svg:y="5.391cm" presentation:class="subtitle" presentation:user-transformed="true">
          <draw:text-box>
            <text:p>Vantagens:</text:p>
            <text:p>-Online, toda a empresa pode operar a distância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Open Source</text:p>
          </draw:text-box>
        </draw:frame>
        <draw:frame presentation:style-name="pr4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mparativos com outros</text:p>
          </draw:text-box>
        </draw:frame>
        <draw:frame presentation:style-name="pr4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layer="layout" svg:width="25.199cm" svg:height="3.507cm" svg:x="1.4cm" svg:y="0.837cm" presentation:class="title">
          <draw:text-box>
            <text:p>Sistema Online</text:p>
          </draw:text-box>
        </draw:frame>
        <draw:frame presentation:style-name="pr7" draw:layer="layout" svg:width="25.199cm" svg:height="13.86cm" svg:x="1.4cm" svg:y="4.91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Controle de estoque</text:p>
          </draw:text-box>
        </draw:frame>
        <draw:frame presentation:style-name="pr4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ampanha de Marketing</text:p>
          </draw:text-box>
        </draw:frame>
        <draw:frame presentation:style-name="pr4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cisco Matelli</meta:initial-creator>
    <meta:creation-date>2010-10-16T01:39:17</meta:creation-date>
    <meta:editing-duration>PT17H10M04S</meta:editing-duration>
    <meta:editing-cycles>3</meta:editing-cycles>
    <dc:date>2010-10-18T13:31:08</dc:date>
    <dc:creator>Francisco Matelli</dc:creator>
    <meta:generator>OpenOffice.org/3.2$Linux OpenOffice.org_project/320m12$Build-9483</meta:generator>
    <meta:document-statistic meta:object-count="45"/>
  </office:meta>
</office:document-meta>
</file>